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BF000002B69CAC6474734DA23A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02cm" svg:stroke-color="#7e0021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4.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3.93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006600" fo:font-size="32pt" style:font-size-asian="32pt" style:font-size-complex="32pt"/>
    </style:style>
    <style:style style:name="P4" style:family="paragraph">
      <loext:graphic-properties draw:fill="none" draw:fill-color="#ffffff"/>
      <style:text-properties fo:color="#ff3333" fo:font-size="32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color="#006600" fo:font-size="32pt" style:font-size-asian="32pt" style:font-size-complex="32pt"/>
    </style:style>
    <style:style style:name="T2" style:family="text">
      <style:text-properties fo:color="#006600" style:font-name="Courier 10 Pitch" fo:font-size="32pt" style:font-size-asian="32pt" style:font-size-complex="32pt"/>
    </style:style>
    <style:style style:name="T3" style:family="text">
      <style:text-properties fo:color="#ff3333" fo:font-size="32pt" style:font-size-asian="32pt" style:font-size-complex="32pt"/>
    </style:style>
    <style:style style:name="T4" style:family="text">
      <style:text-properties fo:color="#ff3333" style:font-name="Courier 10 Pitch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1.564cm" svg:y1="2.455cm" svg:x2="10.668cm" svg:y2="20.32cm">
          <text:p/>
        </draw:line>
        <draw:line draw:style-name="gr1" draw:text-style-name="P1" draw:layer="layout" svg:x1="21.564cm" svg:y1="17.901cm" svg:x2="0.762cm" svg:y2="17.78cm">
          <text:p/>
        </draw:line>
        <draw:line draw:style-name="gr1" draw:text-style-name="P1" draw:layer="layout" svg:x1="13.126cm" svg:y1="2.456cm" svg:x2="2.286cm" svg:y2="20.066cm">
          <text:p/>
        </draw:line>
        <draw:line draw:style-name="gr1" draw:text-style-name="P1" draw:layer="layout" svg:x1="21.564cm" svg:y1="9.462cm" svg:x2="5.08cm" svg:y2="9.398cm">
          <text:p/>
        </draw:line>
        <draw:line draw:style-name="gr2" draw:text-style-name="P1" draw:layer="layout" svg:x1="12.125cm" svg:y1="17.902cm" svg:x2="6.096cm" svg:y2="14.224cm">
          <text:p/>
        </draw:line>
        <draw:frame draw:style-name="gr3" draw:text-style-name="P2" draw:layer="layout" svg:width="1.256cm" svg:height="0.777cm" svg:x="4.2cm" svg:y="16.9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.135cm" svg:height="0.881cm" svg:x="9.373cm" svg:y="16.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1.358cm" svg:height="1.539cm" svg:x="8.475cm" svg:y="14.5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.023cm" svg:height="1.537cm" svg:x="7.275cm" svg:y="17.5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6.014cm" svg:height="1.909cm" draw:transform="rotate (-0.533023553559069) translate (13.094cm 3.81cm)">
          <draw:text-box>
            <text:p><text:span text:style-name="T1">W-</text:span><text:span text:style-name="T2">strip</text:span></text:p>
          </draw:text-box>
        </draw:frame>
        <draw:frame draw:style-name="gr5" draw:text-style-name="P4" draw:layer="layout" svg:width="5.769cm" svg:height="1.91cm" draw:transform="rotate (-1.56678206951531) translate (20.98cm 11.486cm)">
          <draw:text-box>
            <text:p><text:span text:style-name="T3">U-</text:span><text:span text:style-name="T4">stri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1" draw:layer="layout" svg:width="22.86cm" svg:height="17.272cm" svg:x="3.302cm" svg:y="2.54cm">
          <draw:image xlink:href="Pictures/10000201000003BF000002B69CAC6474734DA23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08:11:06.631131565</meta:creation-date>
    <dc:date>2018-11-23T02:07:15.120996786</dc:date>
    <meta:editing-duration>PT9M1S</meta:editing-duration>
    <meta:editing-cycles>7</meta:editing-cycles>
    <meta:generator>LibreOffice/6.0.6.2$Linux_X86_64 LibreOffice_project/0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style color="fuchsia">
      <mi mathvariant="normal">α</mi>
    </mstyle>
    <annotation encoding="StarMath 5.0">color magenta %ialpha</annotation>
  </semantics>
</math>
</file>

<file path=Object 2/content.xml><?xml version="1.0" encoding="utf-8"?>
<math xmlns="http://www.w3.org/1998/Math/MathML" display="block">
  <semantics>
    <mstyle color="fuchsia">
      <mi mathvariant="normal">β</mi>
    </mstyle>
    <annotation encoding="StarMath 5.0">color magenta %ibeta</annotation>
  </semantics>
</math>
</file>

<file path=Object 3/content.xml><?xml version="1.0" encoding="utf-8"?>
<math xmlns="http://www.w3.org/1998/Math/MathML" display="block">
  <semantics>
    <mstyle color="aqua">
      <mi>w</mi>
    </mstyle>
    <annotation encoding="StarMath 5.0">color cyan w</annotation>
  </semantics>
</math>
</file>

<file path=Object 4/content.xml><?xml version="1.0" encoding="utf-8"?>
<math xmlns="http://www.w3.org/1998/Math/MathML" display="block">
  <semantics>
    <mstyle color="aqua">
      <mi>s</mi>
    </mstyle>
    <annotation encoding="StarMath 5.0">color cyan s</annotation>
  </semantics>
</math>
</file>